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ágina conexión ODBC con Windows:</text:p>
      <text:p text:style-name="Standard"><text:a xlink:type="simple" xlink:href="http://www.slideshare.net/diegotorres/23-prolog-con-base-de-datos-mysql-paso-a-paso" text:style-name="Internet_20_link" text:visited-style-name="Visited_20_Internet_20_Link">http://www.slideshare.net/diegotorres/23-prolog-con-base-de-datos-mysql-paso-a-paso</text:a></text:p>
      <text:p text:style-name="Standard"/>
      <text:p text:style-name="Standard">Información formato JSON</text:p>
      <text:p text:style-name="Standard"><text:a xlink:type="simple" xlink:href="https://github.com/estiens/world_cup_json" text:style-name="Internet_20_link" text:visited-style-name="Visited_20_Internet_20_Link">https://github.com/estiens/world_cup_jso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23T23:50:23.40</meta:creation-date>
    <meta:generator>OpenOffice/4.1.0$Win32 OpenOffice.org_project/410m18$Build-9764</meta:generator>
    <dc:date>2014-06-25T01:22:46.80</dc:date>
    <meta:editing-duration>PT50M15S</meta:editing-duration>
    <meta:editing-cycles>3</meta:editing-cycles>
    <meta:document-statistic meta:table-count="0" meta:image-count="0" meta:object-count="0" meta:page-count="1" meta:paragraph-count="4" meta:word-count="10" meta:character-count="181"/>
  </office:meta>
</office:document-meta>
</file>